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19CBE23500F893E7.jpg" manifest:media-type="image/jpeg"/>
  <manifest:file-entry manifest:full-path="Pictures/10000000000000E1000000E19EB92A05E579C9EA.png" manifest:media-type="image/png"/>
  <manifest:file-entry manifest:full-path="Pictures/10000000000000E1000000E1C903C07C0745DA8A.png" manifest:media-type="image/png"/>
  <manifest:file-entry manifest:full-path="Pictures/10000000000000E1000000E1ED15FBBCB434BF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cm, 0cm, 1.159cm)" draw:image-opacity="100%" style:mirror="none"/>
    </style:style>
    <style:style style:name="gr2" style:family="graphic" style:parent-style-name="objectwithoutfill">
      <style:graphic-properties svg:stroke-width="0.152cm" svg:stroke-color="#ff6600" draw:marker-start-width="0.66cm" draw:marker-end="Arrow_20_concave" draw:marker-end-width="0.406cm" draw:fill="none" draw:textarea-vertical-align="middle" fo:padding-top="0.201cm" fo:padding-bottom="0.201cm" fo:padding-left="0.326cm" fo:padding-right="0.326cm" draw:end-line-spacing-horizontal="5.58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42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42cm, 0cm)" draw:image-opacity="100%" style:mirror="horizontal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Estrangelo Nisibin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682cm" svg:height="8.56cm" svg:x="16.203cm" svg:y="6.54cm">
          <draw:image xlink:href="Pictures/10000000000000E1000000E1ED15FBBCB434BF61.png" xlink:type="simple" xlink:show="embed" xlink:actuate="onLoad">
            <text:p text:style-name="P3"/>
          </draw:image>
        </draw:frame>
        <draw:frame draw:style-name="gr1" draw:text-style-name="P1" xml:id="id1" draw:id="id1" draw:layer="layout" svg:width="3.682cm" svg:height="8.557cm" svg:x="7.203cm" svg:y="6.54cm">
          <draw:image xlink:href="Pictures/10000000000000E1000000E19EB92A05E579C9EA.png" xlink:type="simple" xlink:show="embed" xlink:actuate="onLoad">
            <text:p text:style-name="P3"/>
          </draw:image>
        </draw:frame>
        <draw:connector draw:style-name="gr2" draw:text-style-name="P2" draw:layer="layout" draw:type="curve" draw:line-skew="-1.361cm" svg:x1="9.044cm" svg:y1="6.54cm" svg:x2="18.044cm" svg:y2="6.54cm" draw:start-shape="id1" draw:start-glue-point="0" draw:end-shape="id2" draw:end-glue-point="0" svg:d="M9044 6540c0-2791 9000-2791 9000 0" svg:viewBox="0 0 9001 2094">
          <text:p/>
        </draw:connector>
        <draw:connector draw:style-name="gr2" draw:text-style-name="P2" draw:layer="layout" draw:type="curve" draw:line-skew="1.426cm" svg:x1="18.044cm" svg:y1="15.1cm" svg:x2="9.044cm" svg:y2="15.097cm" draw:start-shape="id2" draw:start-glue-point="2" draw:end-shape="id1" draw:end-glue-point="2" svg:d="M18044 15100c0 2889-9000 2890-9000-3" svg:viewBox="0 0 9001 2171">
          <text:p/>
        </draw:connector>
        <draw:frame draw:style-name="gr3" draw:text-style-name="P3" draw:layer="layout" svg:width="3.81cm" svg:height="3.331cm" svg:x="19.84cm" svg:y="10.75cm">
          <draw:image xlink:href="Pictures/10000000000000E1000000E1C903C07C0745DA8A.png" xlink:type="simple" xlink:show="embed" xlink:actuate="onLoad">
            <text:p/>
          </draw:image>
        </draw:frame>
        <draw:frame draw:style-name="gr4" draw:text-style-name="P4" draw:layer="layout" svg:width="0.502cm" svg:height="1.081cm" svg:x="16.255cm" svg:y="10.877cm">
          <draw:text-box>
            <text:p/>
          </draw:text-box>
        </draw:frame>
        <draw:frame draw:style-name="gr5" draw:text-style-name="P3" draw:layer="layout" svg:width="3.724cm" svg:height="3.724cm" svg:x="3.316cm" svg:y="10.882cm">
          <draw:image xlink:href="Pictures/10000000000000E1000000E119CBE23500F893E7.jpg" xlink:type="simple" xlink:show="embed" xlink:actuate="onLoad">
            <text:p/>
          </draw:image>
        </draw:frame>
        <draw:frame draw:style-name="gr6" draw:text-style-name="P3" draw:layer="layout" svg:width="3.81cm" svg:height="3.331cm" svg:x="3.44cm" svg:y="6.73cm">
          <draw:image xlink:href="Pictures/10000000000000E1000000E1C903C07C0745DA8A.png" xlink:type="simple" xlink:show="embed" xlink:actuate="onLoad">
            <text:p/>
          </draw:image>
        </draw:frame>
        <draw:frame draw:style-name="gr7" draw:text-style-name="P3" draw:layer="layout" svg:width="3.724cm" svg:height="3.724cm" svg:x="20.116cm" svg:y="6.762cm">
          <draw:image xlink:href="Pictures/10000000000000E1000000E119CBE23500F893E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2" style:font-size-asian="24pt" style:language-asian="zh" style:country-asian="CN" style:font-name-complex="Oxygen-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2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0:50:29.114531923</meta:creation-date>
    <dc:date>2016-03-03T19:04:42.776165781</dc:date>
    <meta:editing-duration>PT29M12S</meta:editing-duration>
    <meta:editing-cycles>11</meta:editing-cycles>
    <meta:generator>LibreOffice/5.0.5.2$Linux_X86_64 LibreOffice_project/00m0$Build-2</meta:generator>
    <meta:document-statistic meta:object-count="9"/>
  </office:meta>
</office:document-meta>
</file>